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9cm" svg:stroke-color="#000000" draw:stroke-linejoin="miter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6.31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8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33.9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3.3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7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57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54cm" fo:padding-top="0cm" fo:padding-bottom="0cm" fo:padding-left="0cm" fo:padding-right="0cm"/>
    </style:style>
    <style:style style:name="gr18" style:family="graphic" style:parent-style-name="standard">
      <style:graphic-properties draw:opacity="13%" draw:textarea-horizontal-align="justify" draw:textarea-vertical-align="middle" draw:auto-grow-height="false" fo:min-height="29.7cm" fo:min-width="20.895cm"/>
    </style:style>
    <style:style style:name="gr19" style:family="graphic" style:parent-style-name="standard">
      <style:graphic-properties draw:fill-color="#00dcff" draw:opacity="26%" draw:textarea-horizontal-align="justify" draw:textarea-vertical-align="middle" draw:auto-grow-height="false" fo:min-height="29.7cm" fo:min-width="20.895cm"/>
    </style:style>
    <style:style style:name="gr20" style:family="graphic" style:parent-style-name="standard">
      <style:graphic-properties draw:fill-color="#ff3366" draw:opacity="20%" draw:textarea-horizontal-align="justify" draw:textarea-vertical-align="middle" draw:auto-grow-height="false" fo:min-height="29.7cm" fo:min-width="20.895cm"/>
    </style:style>
    <style:style style:name="gr21" style:family="graphic" style:parent-style-name="standard">
      <style:graphic-properties draw:fill-color="#ff3366" draw:opacity="20%" draw:textarea-horizontal-align="justify" draw:textarea-vertical-align="middle" draw:auto-grow-height="false" fo:min-height="2.055cm" fo:min-width="1.671cm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1.899cm" fo:min-width="1.671cm"/>
    </style:style>
    <style:style style:name="gr23" style:family="graphic" style:parent-style-name="standard">
      <style:graphic-properties draw:fill-color="#00ffff" draw:opacity="26%" draw:opacity-name="" draw:textarea-horizontal-align="justify" draw:textarea-vertical-align="middle" draw:auto-grow-height="false" fo:min-height="1.899cm" fo:min-width="1.671cm"/>
    </style:style>
    <style:style style:name="gr24" style:family="graphic" style:parent-style-name="standard">
      <style:graphic-properties draw:fill-color="#ff3366" draw:opacity="20%" draw:textarea-horizontal-align="justify" draw:textarea-vertical-align="middle" draw:auto-grow-height="false" fo:min-height="1.899cm" fo:min-width="1.67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opacity="13%"/>
      <style:paragraph-properties fo:text-align="center"/>
    </style:style>
    <style:style style:name="P9" style:family="paragraph">
      <loext:graphic-properties draw:fill-color="#00dcff" draw:opacity="26%"/>
      <style:paragraph-properties fo:text-align="center"/>
    </style:style>
    <style:style style:name="P10" style:family="paragraph">
      <loext:graphic-properties draw:fill-color="#ff3366" draw:opacity="20%"/>
      <style:paragraph-properties fo:text-align="center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fill-color="#00ffff" draw:opacity="26%"/>
      <style:paragraph-properties fo:text-align="center"/>
    </style:style>
    <style:style style:name="T1" style:family="text">
      <style:text-properties fo:color="#000000" style:font-name="Helvetica1" fo:font-size="20pt" fo:font-weight="bold" style:font-size-asian="20pt" style:font-name-complex="Helvetica1" style:font-size-complex="20pt" style:font-weight-complex="bold"/>
    </style:style>
    <style:style style:name="T2" style:family="text">
      <style:text-properties fo:color="#000000" style:font-name="Helvetica1" fo:font-size="12pt" style:font-size-asian="12pt" style:font-name-complex="Helvetica1" style:font-size-complex="12pt"/>
    </style:style>
    <style:style style:name="T3" style:family="text">
      <style:text-properties fo:color="#000000" style:font-name="Helvetica1" fo:font-size="6pt" style:font-size-asian="6pt" style:font-name-complex="Helvetica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8cm" svg:height="29.5cm" svg:x="8.719cm" svg:y="1.645cm" svg:viewBox="0 0 41801 29501" draw:points="0,0 41801,0 41801,29501 0,29501">
          <text:p/>
        </draw:polygon>
        <draw:polygon draw:style-name="gr1" draw:text-style-name="P1" draw:layer="layout" svg:width="41.999cm" svg:height="29.7cm" svg:x="8.62cm" svg:y="1.546cm" svg:viewBox="0 0 42000 29701" draw:points="0,0 42000,0 42000,29701 0,29701">
          <text:p/>
        </draw:polygon>
        <draw:line draw:style-name="gr1" draw:text-style-name="P1" draw:layer="layout" svg:x1="22.895cm" svg:y1="2.146cm" svg:x2="23.096cm" svg:y2="2.346cm">
          <text:p/>
        </draw:line>
        <draw:line draw:style-name="gr1" draw:text-style-name="P1" draw:layer="layout" svg:x1="22.895cm" svg:y1="2.346cm" svg:x2="23.096cm" svg:y2="2.146cm">
          <text:p/>
        </draw:line>
        <draw:line draw:style-name="gr1" draw:text-style-name="P1" draw:layer="layout" svg:x1="22.895cm" svg:y1="30.446cm" svg:x2="23.096cm" svg:y2="30.647cm">
          <text:p/>
        </draw:line>
        <draw:line draw:style-name="gr1" draw:text-style-name="P1" draw:layer="layout" svg:x1="22.895cm" svg:y1="30.647cm" svg:x2="23.096cm" svg:y2="30.446cm">
          <text:p/>
        </draw:line>
        <draw:line draw:style-name="gr1" draw:text-style-name="P1" draw:layer="layout" svg:x1="36.695cm" svg:y1="2.146cm" svg:x2="36.895cm" svg:y2="2.346cm">
          <text:p/>
        </draw:line>
        <draw:line draw:style-name="gr1" draw:text-style-name="P1" draw:layer="layout" svg:x1="36.695cm" svg:y1="2.346cm" svg:x2="36.895cm" svg:y2="2.146cm">
          <text:p/>
        </draw:line>
        <draw:line draw:style-name="gr1" draw:text-style-name="P1" draw:layer="layout" svg:x1="36.695cm" svg:y1="30.446cm" svg:x2="36.895cm" svg:y2="30.647cm">
          <text:p/>
        </draw:line>
        <draw:line draw:style-name="gr1" draw:text-style-name="P1" draw:layer="layout" svg:x1="36.695cm" svg:y1="30.647cm" svg:x2="36.895cm" svg:y2="30.446cm">
          <text:p/>
        </draw:line>
        <draw:line draw:style-name="gr2" draw:text-style-name="P1" draw:layer="layout" svg:x1="28.449cm" svg:y1="3.421cm" svg:x2="30.75cm" svg:y2="4.021cm">
          <text:p/>
        </draw:line>
        <draw:line draw:style-name="gr2" draw:text-style-name="P1" draw:layer="layout" svg:x1="30.749cm" svg:y1="4.02cm" svg:x2="33.051cm" svg:y2="4.621cm">
          <text:p/>
        </draw:line>
        <draw:line draw:style-name="gr2" draw:text-style-name="P1" draw:layer="layout" svg:x1="33.05cm" svg:y1="4.62cm" svg:x2="34.2cm" svg:y2="5.221cm">
          <text:p/>
        </draw:line>
        <draw:line draw:style-name="gr2" draw:text-style-name="P1" draw:layer="layout" svg:x1="34.199cm" svg:y1="5.22cm" svg:x2="36.5cm" svg:y2="5.971cm">
          <text:p/>
        </draw:line>
        <draw:line draw:style-name="gr2" draw:text-style-name="P1" draw:layer="layout" svg:x1="36.499cm" svg:y1="5.97cm" svg:x2="36.499cm" svg:y2="6.571cm">
          <text:p/>
        </draw:line>
        <draw:line draw:style-name="gr2" draw:text-style-name="P1" draw:layer="layout" svg:x1="36.499cm" svg:y1="6.571cm" svg:x2="38.8cm" svg:y2="7.322cm">
          <text:p/>
        </draw:line>
        <draw:line draw:style-name="gr2" draw:text-style-name="P1" draw:layer="layout" svg:x1="38.799cm" svg:y1="7.321cm" svg:x2="38.799cm" svg:y2="7.921cm">
          <text:p/>
        </draw:line>
        <draw:line draw:style-name="gr2" draw:text-style-name="P1" draw:layer="layout" svg:x1="38.799cm" svg:y1="7.921cm" svg:x2="38.799cm" svg:y2="8.521cm">
          <text:p/>
        </draw:line>
        <draw:line draw:style-name="gr2" draw:text-style-name="P1" draw:layer="layout" svg:x1="38.799cm" svg:y1="8.521cm" svg:x2="38.799cm" svg:y2="9.12cm">
          <text:p/>
        </draw:line>
        <draw:line draw:style-name="gr2" draw:text-style-name="P1" draw:layer="layout" svg:x1="38.8cm" svg:y1="9.12cm" svg:x2="36.499cm" svg:y2="9.997cm">
          <text:p/>
        </draw:line>
        <draw:line draw:style-name="gr2" draw:text-style-name="P1" draw:layer="layout" svg:x1="36.499cm" svg:y1="9.996cm" svg:x2="38.8cm" svg:y2="10.872cm">
          <text:p/>
        </draw:line>
        <draw:line draw:style-name="gr2" draw:text-style-name="P1" draw:layer="layout" svg:x1="38.799cm" svg:y1="10.871cm" svg:x2="38.799cm" svg:y2="11.471cm">
          <text:p/>
        </draw:line>
        <draw:line draw:style-name="gr2" draw:text-style-name="P1" draw:layer="layout" svg:x1="38.799cm" svg:y1="11.471cm" svg:x2="38.799cm" svg:y2="12.07cm">
          <text:p/>
        </draw:line>
        <draw:line draw:style-name="gr2" draw:text-style-name="P1" draw:layer="layout" svg:x1="38.799cm" svg:y1="12.07cm" svg:x2="38.799cm" svg:y2="12.67cm">
          <text:p/>
        </draw:line>
        <draw:line draw:style-name="gr2" draw:text-style-name="P1" draw:layer="layout" svg:x1="38.8cm" svg:y1="12.67cm" svg:x2="36.499cm" svg:y2="13.546cm">
          <text:p/>
        </draw:line>
        <draw:line draw:style-name="gr2" draw:text-style-name="P1" draw:layer="layout" svg:x1="36.5cm" svg:y1="13.545cm" svg:x2="34.199cm" svg:y2="14.422cm">
          <text:p/>
        </draw:line>
        <draw:line draw:style-name="gr2" draw:text-style-name="P1" draw:layer="layout" svg:x1="34.199cm" svg:y1="14.421cm" svg:x2="34.199cm" svg:y2="15.021cm">
          <text:p/>
        </draw:line>
        <draw:line draw:style-name="gr2" draw:text-style-name="P1" draw:layer="layout" svg:x1="34.199cm" svg:y1="15.021cm" svg:x2="34.199cm" svg:y2="15.62cm">
          <text:p/>
        </draw:line>
        <draw:line draw:style-name="gr2" draw:text-style-name="P1" draw:layer="layout" svg:x1="34.199cm" svg:y1="15.62cm" svg:x2="34.199cm" svg:y2="16.22cm">
          <text:p/>
        </draw:line>
        <draw:line draw:style-name="gr2" draw:text-style-name="P1" draw:layer="layout" svg:x1="34.2cm" svg:y1="16.22cm" svg:x2="33.05cm" svg:y2="16.971cm">
          <text:p/>
        </draw:line>
        <draw:line draw:style-name="gr2" draw:text-style-name="P1" draw:layer="layout" svg:x1="33.05cm" svg:y1="16.97cm" svg:x2="33.05cm" svg:y2="17.571cm">
          <text:p/>
        </draw:line>
        <draw:line draw:style-name="gr2" draw:text-style-name="P1" draw:layer="layout" svg:x1="33.05cm" svg:y1="17.571cm" svg:x2="36.5cm" svg:y2="18.322cm">
          <text:p/>
        </draw:line>
        <draw:line draw:style-name="gr2" draw:text-style-name="P1" draw:layer="layout" svg:x1="36.499cm" svg:y1="18.321cm" svg:x2="36.499cm" svg:y2="18.921cm">
          <text:p/>
        </draw:line>
        <draw:line draw:style-name="gr2" draw:text-style-name="P1" draw:layer="layout" svg:x1="36.499cm" svg:y1="18.921cm" svg:x2="36.499cm" svg:y2="19.521cm">
          <text:p/>
        </draw:line>
        <draw:line draw:style-name="gr2" draw:text-style-name="P1" draw:layer="layout" svg:x1="36.499cm" svg:y1="19.521cm" svg:x2="36.499cm" svg:y2="20.12cm">
          <text:p/>
        </draw:line>
        <draw:line draw:style-name="gr2" draw:text-style-name="P1" draw:layer="layout" svg:x1="36.5cm" svg:y1="20.12cm" svg:x2="28.449cm" svg:y2="20.997cm">
          <text:p/>
        </draw:line>
        <draw:path draw:style-name="gr3" draw:text-style-name="P2" draw:layer="layout" svg:width="0.525cm" svg:height="0.255cm" svg:x="28.187cm" svg:y="3.293cm" svg:viewBox="0 0 526 256" svg:d="M526 128c0-71-118-128-263-128-144 0-263 57-263 128s119 128 263 128c145 0 263-57 263-128z">
          <text:p/>
        </draw:path>
        <draw:polygon draw:style-name="gr3" draw:text-style-name="P2" draw:layer="layout" svg:width="0.525cm" svg:height="0.04cm" svg:x="28.187cm" svg:y="3.208cm" svg:viewBox="0 0 526 41" draw:points="0,0 526,0 526,41 0,41">
          <text:p/>
        </draw:polygon>
        <draw:path draw:style-name="gr3" draw:text-style-name="P2" draw:layer="layout" svg:width="0.525cm" svg:height="0.255cm" svg:x="30.487cm" svg:y="3.893cm" svg:viewBox="0 0 526 256" svg:d="M526 129c0-72-117-129-263-129-145 0-263 57-263 129 0 70 118 127 263 127 146 0 263-57 263-127z">
          <text:p/>
        </draw:path>
        <draw:path draw:style-name="gr3" draw:text-style-name="P2" draw:layer="layout" svg:width="0.525cm" svg:height="0.255cm" svg:x="32.787cm" svg:y="4.493cm" svg:viewBox="0 0 526 256" svg:d="M526 128c0-71-118-128-263-128-146 0-263 57-263 128 0 70 117 128 263 128 145 0 263-58 263-128z">
          <text:p/>
        </draw:path>
        <draw:path draw:style-name="gr3" draw:text-style-name="P2" draw:layer="layout" svg:width="0.525cm" svg:height="0.255cm" svg:x="33.937cm" svg:y="5.093cm" svg:viewBox="0 0 526 256" svg:d="M526 127c0-70-118-127-263-127s-263 57-263 127c0 72 118 129 263 129s263-57 263-129z">
          <text:p/>
        </draw:path>
        <draw:path draw:style-name="gr4" draw:text-style-name="P3" draw:layer="layout" svg:width="0.525cm" svg:height="0.255cm" svg:x="36.237cm" svg:y="5.843cm" svg:viewBox="0 0 526 256" svg:d="M526 127c0-70-118-127-263-127s-263 57-263 127c0 72 118 129 263 129s263-57 263-129z">
          <text:p/>
        </draw:path>
        <draw:path draw:style-name="gr5" draw:text-style-name="P1" draw:layer="layout" svg:width="0.525cm" svg:height="0.255cm" svg:x="36.237cm" svg:y="5.843cm" svg:viewBox="0 0 526 256" svg:d="M526 127c0-70-118-127-263-127s-263 57-263 127c0 72 118 129 263 129s263-57 263-129z">
          <text:p/>
        </draw:path>
        <draw:polygon draw:style-name="gr3" draw:text-style-name="P2" draw:layer="layout" svg:width="0.525cm" svg:height="0.04cm" svg:x="36.237cm" svg:y="5.758cm" svg:viewBox="0 0 526 41" draw:points="0,0 526,0 526,41 0,41">
          <text:p/>
        </draw:polygon>
        <draw:path draw:style-name="gr4" draw:text-style-name="P3" draw:layer="layout" svg:width="0.525cm" svg:height="0.255cm" svg:x="36.237cm" svg:y="6.443cm" svg:viewBox="0 0 526 256" svg:d="M526 128c0-71-118-128-263-128s-263 57-263 128 118 128 263 128 263-57 263-128z">
          <text:p/>
        </draw:path>
        <draw:path draw:style-name="gr5" draw:text-style-name="P1" draw:layer="layout" svg:width="0.525cm" svg:height="0.255cm" svg:x="36.237cm" svg:y="6.44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8.537cm" svg:y="7.193cm" svg:viewBox="0 0 526 256" svg:d="M526 128c0-71-117-128-262-128-146 0-264 57-264 128s118 128 264 128c145 0 262-57 262-128z">
          <text:p/>
        </draw:path>
        <draw:polygon draw:style-name="gr3" draw:text-style-name="P2" draw:layer="layout" svg:width="0.525cm" svg:height="0.04cm" svg:x="38.537cm" svg:y="7.108cm" svg:viewBox="0 0 526 41" draw:points="0,0 526,0 526,41 0,41">
          <text:p/>
        </draw:polygon>
        <draw:path draw:style-name="gr3" draw:text-style-name="P2" draw:layer="layout" svg:width="0.525cm" svg:height="0.255cm" svg:x="38.537cm" svg:y="7.793cm" svg:viewBox="0 0 526 256" svg:d="M526 129c0-71-117-129-262-129-146 0-264 58-264 129 0 70 118 127 264 127 145 0 262-57 262-127z">
          <text:p/>
        </draw:path>
        <draw:path draw:style-name="gr3" draw:text-style-name="P2" draw:layer="layout" svg:width="0.525cm" svg:height="0.255cm" svg:x="38.537cm" svg:y="8.393cm" svg:viewBox="0 0 526 256" svg:d="M526 128c0-71-117-128-262-128-146 0-264 57-264 128s118 128 264 128c145 0 262-57 262-128z">
          <text:p/>
        </draw:path>
        <draw:path draw:style-name="gr3" draw:text-style-name="P2" draw:layer="layout" svg:width="0.525cm" svg:height="0.255cm" svg:x="38.537cm" svg:y="8.993cm" svg:viewBox="0 0 526 256" svg:d="M526 128c0-71-117-128-262-128-146 0-264 57-264 128s118 128 264 128c145 0 262-57 262-128z">
          <text:p/>
        </draw:path>
        <draw:path draw:style-name="gr4" draw:text-style-name="P3" draw:layer="layout" svg:width="0.699cm" svg:height="0.34cm" svg:x="36.15cm" svg:y="9.826cm" svg:viewBox="0 0 700 341" svg:d="M700 171c0-94-156-171-349-171-194 0-351 77-351 171 0 93 157 170 351 170 193 0 349-77 349-170z">
          <text:p/>
        </draw:path>
        <draw:path draw:style-name="gr5" draw:text-style-name="P1" draw:layer="layout" svg:width="0.699cm" svg:height="0.34cm" svg:x="36.15cm" svg:y="9.826cm" svg:viewBox="0 0 700 341" svg:d="M700 171c0-94-156-171-349-171-194 0-351 77-351 171 0 93 157 170 351 170 193 0 349-77 349-170z">
          <text:p/>
        </draw:path>
        <draw:polygon draw:style-name="gr3" draw:text-style-name="P2" draw:layer="layout" svg:width="0.699cm" svg:height="0.039cm" svg:x="36.15cm" svg:y="9.741cm" svg:viewBox="0 0 700 40" draw:points="0,0 700,0 700,40 0,40">
          <text:p/>
        </draw:polygon>
        <draw:path draw:style-name="gr3" draw:text-style-name="P2" draw:layer="layout" svg:width="0.525cm" svg:height="0.255cm" svg:x="38.537cm" svg:y="10.743cm" svg:viewBox="0 0 526 256" svg:d="M526 128c0-71-117-128-262-128-146 0-264 57-264 128s118 128 264 128c145 0 262-57 262-128z">
          <text:p/>
        </draw:path>
        <draw:polygon draw:style-name="gr3" draw:text-style-name="P2" draw:layer="layout" svg:width="0.525cm" svg:height="0.04cm" svg:x="38.537cm" svg:y="10.658cm" svg:viewBox="0 0 526 41" draw:points="0,0 526,0 526,41 0,41">
          <text:p/>
        </draw:polygon>
        <draw:path draw:style-name="gr3" draw:text-style-name="P2" draw:layer="layout" svg:width="0.525cm" svg:height="0.255cm" svg:x="38.537cm" svg:y="11.343cm" svg:viewBox="0 0 526 256" svg:d="M526 129c0-71-117-129-262-129-146 0-264 58-264 129 0 70 118 127 264 127 145 0 262-57 262-127z">
          <text:p/>
        </draw:path>
        <draw:path draw:style-name="gr3" draw:text-style-name="P2" draw:layer="layout" svg:width="0.525cm" svg:height="0.255cm" svg:x="38.537cm" svg:y="11.943cm" svg:viewBox="0 0 526 256" svg:d="M526 128c0-71-117-128-262-128-146 0-264 57-264 128s118 128 264 128c145 0 262-57 262-128z">
          <text:p/>
        </draw:path>
        <draw:path draw:style-name="gr3" draw:text-style-name="P2" draw:layer="layout" svg:width="0.525cm" svg:height="0.255cm" svg:x="38.537cm" svg:y="12.543cm" svg:viewBox="0 0 526 256" svg:d="M526 128c0-71-117-128-262-128-146 0-264 57-264 128s118 128 264 128c145 0 262-57 262-128z">
          <text:p/>
        </draw:path>
        <draw:path draw:style-name="gr4" draw:text-style-name="P3" draw:layer="layout" svg:width="0.699cm" svg:height="0.34cm" svg:x="36.15cm" svg:y="13.376cm" svg:viewBox="0 0 700 341" svg:d="M700 170c0-94-156-170-349-170-194 0-351 76-351 170s157 171 351 171c193 0 349-77 349-171z">
          <text:p/>
        </draw:path>
        <draw:path draw:style-name="gr5" draw:text-style-name="P1" draw:layer="layout" svg:width="0.699cm" svg:height="0.34cm" svg:x="36.15cm" svg:y="13.376cm" svg:viewBox="0 0 700 341" svg:d="M700 170c0-94-156-170-349-170-194 0-351 76-351 170s157 171 351 171c193 0 349-77 349-171z">
          <text:p/>
        </draw:path>
        <draw:polygon draw:style-name="gr3" draw:text-style-name="P2" draw:layer="layout" svg:width="0.699cm" svg:height="0.039cm" svg:x="36.15cm" svg:y="13.291cm" svg:viewBox="0 0 700 40" draw:points="0,0 700,0 700,40 0,40">
          <text:p/>
        </draw:polygon>
        <draw:path draw:style-name="gr3" draw:text-style-name="P2" draw:layer="layout" svg:width="0.525cm" svg:height="0.255cm" svg:x="33.937cm" svg:y="14.293cm" svg:viewBox="0 0 526 256" svg:d="M526 128c0-71-118-128-263-128s-263 57-263 128 118 128 263 128 263-57 263-128z">
          <text:p/>
        </draw:path>
        <draw:polygon draw:style-name="gr3" draw:text-style-name="P2" draw:layer="layout" svg:width="0.525cm" svg:height="0.04cm" svg:x="33.937cm" svg:y="14.208cm" svg:viewBox="0 0 526 41" draw:points="0,0 526,0 526,41 0,41">
          <text:p/>
        </draw:polygon>
        <draw:path draw:style-name="gr3" draw:text-style-name="P2" draw:layer="layout" svg:width="0.525cm" svg:height="0.255cm" svg:x="33.937cm" svg:y="14.893cm" svg:viewBox="0 0 526 256" svg:d="M526 129c0-71-118-129-263-129s-263 58-263 129c0 70 118 127 263 127s263-57 263-127z">
          <text:p/>
        </draw:path>
        <draw:path draw:style-name="gr3" draw:text-style-name="P2" draw:layer="layout" svg:width="0.525cm" svg:height="0.255cm" svg:x="33.937cm" svg:y="15.493cm" svg:viewBox="0 0 526 256" svg:d="M526 128c0-71-118-128-263-128s-263 57-263 128c0 70 118 128 263 128s263-58 263-128z">
          <text:p/>
        </draw:path>
        <draw:path draw:style-name="gr3" draw:text-style-name="P2" draw:layer="layout" svg:width="0.525cm" svg:height="0.255cm" svg:x="33.937cm" svg:y="16.093cm" svg:viewBox="0 0 526 256" svg:d="M526 128c0-71-118-128-263-128s-263 57-263 128 118 128 263 128 263-57 263-128z">
          <text:p/>
        </draw:path>
        <draw:path draw:style-name="gr4" draw:text-style-name="P3" draw:layer="layout" svg:width="0.525cm" svg:height="0.255cm" svg:x="32.787cm" svg:y="16.843cm" svg:viewBox="0 0 526 256" svg:d="M526 127c0-70-118-127-263-127-146 0-263 57-263 127 0 72 117 129 263 129 145 0 263-57 263-129z">
          <text:p/>
        </draw:path>
        <draw:path draw:style-name="gr5" draw:text-style-name="P1" draw:layer="layout" svg:width="0.525cm" svg:height="0.255cm" svg:x="32.787cm" svg:y="16.843cm" svg:viewBox="0 0 526 256" svg:d="M526 127c0-70-118-127-263-127-146 0-263 57-263 127 0 72 117 129 263 129 145 0 263-57 263-129z">
          <text:p/>
        </draw:path>
        <draw:polygon draw:style-name="gr3" draw:text-style-name="P2" draw:layer="layout" svg:width="0.525cm" svg:height="0.04cm" svg:x="32.787cm" svg:y="16.758cm" svg:viewBox="0 0 526 41" draw:points="0,0 526,0 526,41 0,41">
          <text:p/>
        </draw:polygon>
        <draw:path draw:style-name="gr4" draw:text-style-name="P3" draw:layer="layout" svg:width="0.525cm" svg:height="0.255cm" svg:x="32.787cm" svg:y="17.443cm" svg:viewBox="0 0 526 256" svg:d="M526 128c0-70-118-128-263-128-146 0-263 58-263 128 0 71 117 128 263 128 145 0 263-57 263-128z">
          <text:p/>
        </draw:path>
        <draw:path draw:style-name="gr5" draw:text-style-name="P1" draw:layer="layout" svg:width="0.525cm" svg:height="0.255cm" svg:x="32.787cm" svg:y="17.443cm" svg:viewBox="0 0 526 256" svg:d="M526 128c0-70-118-128-263-128-146 0-263 58-263 128 0 71 117 128 263 128 145 0 263-57 263-128z">
          <text:p/>
        </draw:path>
        <draw:path draw:style-name="gr3" draw:text-style-name="P2" draw:layer="layout" svg:width="0.525cm" svg:height="0.255cm" svg:x="36.237cm" svg:y="18.193cm" svg:viewBox="0 0 526 256" svg:d="M526 128c0-70-118-128-263-128s-263 58-263 128c0 71 118 128 263 128s263-57 263-128z">
          <text:p/>
        </draw:path>
        <draw:polygon draw:style-name="gr3" draw:text-style-name="P2" draw:layer="layout" svg:width="0.525cm" svg:height="0.04cm" svg:x="36.237cm" svg:y="18.108cm" svg:viewBox="0 0 526 41" draw:points="0,0 526,0 526,41 0,41">
          <text:p/>
        </draw:polygon>
        <draw:path draw:style-name="gr3" draw:text-style-name="P2" draw:layer="layout" svg:width="0.525cm" svg:height="0.255cm" svg:x="36.237cm" svg:y="18.79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6.237cm" svg:y="19.39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6.237cm" svg:y="19.993cm" svg:viewBox="0 0 526 256" svg:d="M526 129c0-71-118-129-263-129s-263 58-263 129c0 70 118 127 263 127s263-57 263-127z">
          <text:p/>
        </draw:path>
        <draw:path draw:style-name="gr4" draw:text-style-name="P3" draw:layer="layout" svg:width="0.699cm" svg:height="0.34cm" svg:x="28.1cm" svg:y="20.826cm" svg:viewBox="0 0 700 341" svg:d="M700 170c0-94-156-170-351-170-193 0-349 76-349 170 0 93 156 171 349 171 195 0 351-78 351-171z">
          <text:p/>
        </draw:path>
        <draw:path draw:style-name="gr5" draw:text-style-name="P1" draw:layer="layout" svg:width="0.699cm" svg:height="0.34cm" svg:x="28.1cm" svg:y="20.826cm" svg:viewBox="0 0 700 341" svg:d="M700 170c0-94-156-170-351-170-193 0-349 76-349 170 0 93 156 171 349 171 195 0 351-78 351-171z">
          <text:p/>
        </draw:path>
        <draw:polygon draw:style-name="gr3" draw:text-style-name="P2" draw:layer="layout" svg:width="0.699cm" svg:height="0.04cm" svg:x="28.1cm" svg:y="20.74cm" svg:viewBox="0 0 700 41" draw:points="0,0 700,0 700,41 0,41">
          <text:p/>
        </draw:polygon>
        <draw:frame draw:style-name="gr6" draw:text-style-name="P5" draw:layer="layout" svg:width="6.318cm" svg:height="0.705cm" svg:x="40.62cm" svg:y="3.603cm">
          <draw:text-box>
            <text:p text:style-name="P4"><text:span text:style-name="T1">alle meine entchen</text:span></text:p>
          </draw:text-box>
        </draw:frame>
        <draw:frame draw:style-name="gr7" draw:text-style-name="P6" draw:layer="layout" svg:width="2.068cm" svg:height="0.424cm" svg:x="40.62cm" svg:y="4.28cm">
          <draw:text-box>
            <text:p text:style-name="P4"><text:span text:style-name="T2">Sopran, Alt</text:span></text:p>
          </draw:text-box>
        </draw:frame>
        <draw:frame draw:style-name="gr8" draw:text-style-name="P6" draw:layer="layout" svg:width="3.774cm" svg:height="0.424cm" svg:x="40.62cm" svg:y="5.254cm">
          <draw:text-box>
            <text:p text:style-name="P4"><text:span text:style-name="T2">Takt: 4/4 (1/4 = 180)</text:span></text:p>
          </draw:text-box>
        </draw:frame>
        <draw:frame draw:style-name="gr9" draw:text-style-name="P6" draw:layer="layout" svg:width="1.835cm" svg:height="0.424cm" svg:x="40.62cm" svg:y="5.741cm">
          <draw:text-box>
            <text:p text:style-name="P4"><text:span text:style-name="T2">Tonart: C </text:span></text:p>
          </draw:text-box>
        </draw:frame>
        <draw:frame draw:style-name="gr10" draw:text-style-name="P7" draw:layer="layout" svg:width="33.941cm" svg:height="0.217cm" svg:x="15cm" svg:y="28.917cm">
          <draw:text-box>
            <text:p text:style-name="P4"><text:span text:style-name="T3">1_alle_meine_entchen - created 2016-09-20 17:06:25 CEST by Zupfnoter 1.5.0 dev [http://localhost:9292/#access_token=-RVX0p1qKbMAAAAAAAAQrd6hIiuHOmTumE5E0MPyzf0jNAlTV8fcYWioiGIi02y3&amp;token_type=bearer&amp;state=oas_itb8ltnp_0.cwqpbrmxmq9vutqa5t8bfswcdi&amp;uid=1614293&amp;account_id=dbid%3AAAC1fuN44Ors5IwuzhFCylAo9-yxJOvyMMA]</text:span></text:p>
          </draw:text-box>
        </draw:frame>
        <draw:frame draw:style-name="gr11" draw:text-style-name="P7" draw:layer="layout" svg:width="3.334cm" svg:height="0.217cm" svg:x="41.12cm" svg:y="30.463cm">
          <draw:text-box>
            <text:p text:style-name="P4"><text:span text:style-name="T3">Zupfnoter: https://www.zupfnoter.de</text:span></text:p>
          </draw:text-box>
        </draw:frame>
        <draw:frame draw:style-name="gr12" draw:text-style-name="P7" draw:layer="layout" svg:width="1.179cm" svg:height="0.217cm" svg:x="48.62cm" svg:y="30.463cm">
          <draw:text-box>
            <text:p text:style-name="P4"><text:span text:style-name="T3">320 561 255</text:span></text:p>
          </draw:text-box>
        </draw:frame>
        <draw:frame draw:style-name="gr13" draw:text-style-name="P6" draw:layer="layout" svg:width="3.643cm" svg:height="0.424cm" svg:x="43.62cm" svg:y="8.58cm">
          <draw:text-box>
            <text:p text:style-name="P4"><text:span text:style-name="T2">Alle meine Entchen</text:span></text:p>
          </draw:text-box>
        </draw:frame>
        <draw:frame draw:style-name="gr14" draw:text-style-name="P6" draw:layer="layout" svg:width="4.748cm" svg:height="0.424cm" svg:x="43.62cm" svg:y="9.067cm">
          <draw:text-box>
            <text:p text:style-name="P4"><text:span text:style-name="T2">schwimmen auf dem See</text:span></text:p>
          </draw:text-box>
        </draw:frame>
        <draw:frame draw:style-name="gr14" draw:text-style-name="P6" draw:layer="layout" svg:width="4.748cm" svg:height="0.424cm" svg:x="43.62cm" svg:y="9.554cm">
          <draw:text-box>
            <text:p text:style-name="P4"><text:span text:style-name="T2">schwimmen auf dem See</text:span></text:p>
          </draw:text-box>
        </draw:frame>
        <draw:frame draw:style-name="gr15" draw:text-style-name="P6" draw:layer="layout" svg:width="4.57cm" svg:height="0.424cm" svg:x="43.62cm" svg:y="10.527cm">
          <draw:text-box>
            <text:p text:style-name="P4"><text:span text:style-name="T2">Köpfchen in das Wasser</text:span></text:p>
          </draw:text-box>
        </draw:frame>
        <draw:polygon draw:style-name="gr3" draw:text-style-name="P2" draw:layer="layout" svg:width="0.099cm" svg:height="0.701cm" svg:x="8.85cm" svg:y="2.345cm" svg:viewBox="0 0 100 702" draw:points="0,50 50,0 100,101 100,601 50,702 0,601 0,101">
          <text:p/>
        </draw:polygon>
        <draw:polyline draw:style-name="gr16" draw:text-style-name="P1" draw:layer="layout" svg:width="0.099cm" svg:height="0.701cm" svg:x="8.85cm" svg:y="2.345cm" svg:viewBox="0 0 100 702" draw:points="0,50 50,0 100,101 100,601 50,702 0,601 0,101">
          <text:p/>
        </draw:polyline>
        <draw:polygon draw:style-name="gr3" draw:text-style-name="P2" draw:layer="layout" svg:width="0.099cm" svg:height="0.701cm" svg:x="22.65cm" svg:y="2.345cm" svg:viewBox="0 0 100 702" draw:points="0,50 49,0 100,101 100,601 49,702 0,601 0,101">
          <text:p/>
        </draw:polygon>
        <draw:polyline draw:style-name="gr16" draw:text-style-name="P1" draw:layer="layout" svg:width="0.099cm" svg:height="0.701cm" svg:x="22.65cm" svg:y="2.345cm" svg:viewBox="0 0 100 702" draw:points="0,50 49,0 100,101 100,601 49,702 0,601 0,101">
          <text:p/>
        </draw:polyline>
        <draw:polygon draw:style-name="gr3" draw:text-style-name="P2" draw:layer="layout" svg:width="0.1cm" svg:height="0.701cm" svg:x="50.25cm" svg:y="2.345cm" svg:viewBox="0 0 101 702" draw:points="0,50 50,0 101,101 101,601 50,702 0,601 0,101">
          <text:p/>
        </draw:polygon>
        <draw:polyline draw:style-name="gr16" draw:text-style-name="P1" draw:layer="layout" svg:width="0.1cm" svg:height="0.701cm" svg:x="50.25cm" svg:y="2.345cm" svg:viewBox="0 0 101 702" draw:points="0,50 50,0 101,101 101,601 50,702 0,601 0,101">
          <text:p/>
        </draw:polyline>
        <draw:frame draw:style-name="gr17" draw:text-style-name="P6" draw:layer="layout" svg:width="4.654cm" svg:height="0.424cm" svg:x="43.62cm" svg:y="11.014cm">
          <draw:text-box>
            <text:p text:style-name="P4"><text:span text:style-name="T2">Schwänzchen in die Höh</text:span></text:p>
          </draw:text-box>
        </draw:frame>
        <draw:custom-shape draw:style-name="gr18" draw:text-style-name="P8" draw:layer="layout" svg:width="20.895cm" svg:height="29.7cm" draw:transform="skewX (0.00349065850398866) translate (34.639cm 1.54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0.895cm" svg:height="29.7cm" draw:transform="skewX (0.00349065850398866) translate (19.675cm 1.546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0.895cm" svg:height="29.7cm" draw:transform="skewX (0.00349065850398866) translate (5.498cm 1.546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339cm" svg:height="2.347cm" svg:x="21.271cm" svg:y="31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1" draw:layer="layout" svg:width="3.339cm" svg:height="2.169cm" svg:x="48.883cm" svg:y="3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2" draw:layer="layout" svg:width="3.339cm" svg:height="2.169cm" svg:x="35.1cm" svg:y="31.9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0" draw:layer="layout" svg:width="3.339cm" svg:height="2.169cm" svg:x="7.218cm" svg:y="31.6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60cm" fo:page-height="3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1T17:56:26.855065000</dc:date>
    <meta:editing-duration>PT9M4S</meta:editing-duration>
    <meta:editing-cycles>3</meta:editing-cycles>
    <meta:generator>LibreOffice/5.1.2.2$MacOSX_X86_64 LibreOffice_project/d3bf12ecb743fc0d20e0be0c58ca359301eb705f</meta:generator>
    <meta:document-statistic meta:object-count="105"/>
  </office:meta>
</office:document-meta>
</file>